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21</text:p>
      <text:p text:style-name="P1">Потенциальное терапевтическое использование транскраниальной магнитной стимуляции при психических расстройствах</text:p>
      <text:p text:style-name="Standard"/>
      <text:p text:style-name="Standard">Марк С. Джордж, Зиад Нахас, Ф. Эндрю Козел, Синьбао Ли, Каори Яманака, Александр Мишори, Сара Хилл и Дэрил Э. Бохин</text:p>
      <text:p text:style-name="Standard"/>
      <text:p text:style-name="Standard">Потенциальное терапевтическое применение транскраниальной магнитной стимуляции (ТМС) в психиатрии одновременно является, пожалуй, самым интересным и сложным. С момента своего появления в 1985 году ТМС в основном использовалась в качестве исследовательского и клинического инструмента в клинической нейрофизиологии, как описано в других главах этой книги. В этой главе критически обобщаются исследования с использованием ТМС в качестве потенциального терапевтического инструмента в психиатрии.</text:p>
      <text:p text:style-name="Standard"/>
      <text:p text:style-name="P1">Ограничения</text:p>
      <text:p text:style-name="Standard"/>
      <text:p text:style-name="Standard">Терапевтическое использование ТМС в психиатрии отстало от клинических нейрофизиологических применений по нескольким важным причинам. Первая причина отставания может быть связана с новой технологией. ТМС была разработана в своём текущем современном виде <text:s/>как клинический нейрофизиологический инструмент, и информация о технологии основана на этих первоначальных применениях. Прошло несколько лет пока психиатры, в отличие от клинических нейрофизиологов узнали о ТМС и начали понимать, как использовать его терапевтически. Однако, что более важно, структурная и функциональная нейроанатомия нескольких основных психических расстройств по-прежнему недостаточно изучена, особенно по сравнению с классическими неврологическими расстройствами, такими как болезнь Паркинсона или боковой амиотрофический склероз. Основным ограничением в развитии ТМС для использования в психиатрической терапии было непонимание того, при каких конкретных психических расстройствах применять эту технологию, учитывая недостаточное понимание соответствующей функциональной анатомии. Хотя психиатры использовали электросудорожную терапию (ЭСТ) более 60 лет, большинство психиатров не знакомы с классическими нейрофизиологическими методами. Есть график, дающий понять пользу для медицинской практики с использованием ТМС для диагностики, исследования или терапии. Учитывая эти оговорки, существует и активно создаётся литература о терапевтических психиатрических применениях ТМС.</text:p>
      <text:p text:style-name="Standard"/>
      <text:p text:style-name="Standard">Еще одним серьезным ограничением использования ТМС терапевтически является неадекватное понимание того, что ТМС делает на нейрофизиологическом и нейрофармакологическом уровне, особенно в зависимости от параметров использования. Стремясь прояснить эту область, исследователи в области психиатрии использовали ТМС в моделях животных или комбинировали ТМС с функциональной визуализацией. Работа с животными или визуализацией даст полезную информацию о том, как ТМС может проявить себя в реальных условиях с пациентами, по сравнению с медленными темпами и высокой стоимостью клинических испытаний.</text:p>
      <text:p text:style-name="Standard"/>
      <text:p text:style-name="Standard"><text:span text:style-name="T1">Психиатрически соответствующие исследования животных </text:span></text:p>
      <text:p text:style-name="Standard">Исследования на животных с помощью ТМС имеют много преимуществ перед клиническим исследованием на человеке. Однако оба типа исследований имеют свои недостатки. Во-первых, действительно ли модель животного отражает состояние человека? Во-вторых, возможно ли применить ТМС, испытаную на животных, к людям? Хотя все модели животных больше <text:soft-page-break/>успупают теме первого вопроса, однако проблема размера катушки ТМС у мелких животных по сравнению с людьми специфична для исследований ТМС и вызывает особое беспокойство. Даже самые маленькие катушки, используемые в опытах на животных в несколько раз больше по сравнению с размером мозга, чем человеческие очаговые катушки ТМС. Тем не менее, первоначальные исследования повторяющихся ТМС (пТМС) на грызунах дали знать о значительных антидепрессантных поведенческих и нейрохимических эффектах. В частности, пТМС усиливает стереотип, индуцированный апоморфином, и уменьшает неподвижность в экстримальных тестах плавания (тесты Порсольта, когда животное помещают в стакан с водой). Сообщалось, что пТМС индуцирует электросудорожный шок (ЭСШ), как изменения в моноаминах мозга грызунов, связывание бетаадренергического рецептора и немедленную раннюю индукцию гена. Эффекты пТМС на пороге захвата являются переменными и могут зависеть от параметров и хроничности стимуляции. Поуп и Кек сделали серию исследований с использованием более фокальных ТМС на крысах. Они в значительной степени повторили предыдущие исследования животных с помощью ТМС с использованием менее фокальных катушек. Однако даже при попытке фокальной<text:span text:style-name="T1"> </text:span><text:span text:style-name="T2">(направленной, сконцентрированной)</text:span> стимуляции крысы, эффекты, индуцированные ТМС, влияют на полушарие целиком и не могут быть легко проецированы на аналогичное влияние на организм человека при ТМС с использованием фокальных катушек. Таким образом, исследования ТМС на животных моделях стресса, тревоги и депрессии продемонстрировали эффекты антидепрессантов, аналогичные тем, которые наблюдались при ЕСШ и использовании других антидепрессантов. Эти исследования, за одним исключением, не были очень информативными в отношении соответствующих параметров использования ТМС для клинических испытаний человека.</text:p>
      <text:p text:style-name="Standard"/>
      <text:p text:style-name="Standard">     Несколько групп рассматривают возможность проведения аналогичных исследований животных ТМС с использованием фокальной электрической стимуляции, предполагая, что индуцированная электрическая стимуляция на самом деле является тем, что передает биологическую активность ТМС. Однако создание электродов, которые соответствуют полю ТМС, является проблемой, и такой подход вызывает подозрение со стороны научной достоверности. Исследовательская группа разработала катушки для ТМС, которые весили около 1 фунта, и являлись более фокальными, чем те, которые в настоящее время производятся (Epstein C, Davey K,Bohning D, личное общение, декабрь 2002 г) . Они могут оказаться полезными в исследованиях ТМС животных с более сфокусированной (фокальной) стимуляцией, чем когда-либо до этого. По меньшей мере один производитель котушек ТМС рекламирует маленькие катушки для использования на маленьких животных, таких как мыши или крысы.</text:p>
      <text:p text:style-name="Standard"/>
      <text:p text:style-name="Standard"><text:span text:style-name="T1">Комбинирование транскраниальной магнитной стимуляции с функциональной визуализацией</text:span></text:p>
      <text:p text:style-name="Standard">Другим методом оценки нейробиологических эффектов ТМС для эффективного терапевтического применения является объединение ТМС с функциональным нейровизуальной составляющей. Комбинирование изображений с помощью TMS позволяет врачу напрямую контролировать влияние ТМС на мозг и различать эффекты различных параметров использования ТМС на функции мозга. Исследования, рассмотренные в другой главе этой книги, показывают, что ТМС на разных частотах оказывает различное влияние на активность мозга. Объединение ТМС с функциональной визуализацией головного мозга вероятней всего позволит лучше очертить поведенческую нейропсихологию различных психиатрических синдромов и некоторых патофизиологических схем в головном мозге. Несколько исследований, сочетающих ТМС с другими нейрофизиологическими и нейровизуальными методами, помогли выяснить, как ТМС достигает своих результатов вообще и у психиатрических пациентов. Наша <text:soft-page-break/>группа в MUSC разработала и усовершенствовала технику чередования ТМС с помощью функциональной магнитно-резонансной томографии (BOM) уровня кислородного кислорода (BOLD), позволяя прямое изображение эффектов ТМС с высокой пространственной (от 1 до 2 мм) и временной (от 2 до 3 секунды). 15. Еще одна группа в Германии преуспела в чередовании TMS и fMRI таким образом, частично реплицируя предыдущие работы.9,21 Работа с этой технологией продемонстрировала эффект дозы дозы ТМС над префронтальной корой.22 , 23 Ранее это было показано с ТМС над моторной корой и реплицируется каждый раз, когда определяется порог двигателя. Первоначальное исследование TMS / fMRI показало, что префронтальная ТМС при 80% -ном пороге двигателя (МТ) приводит к значительно меньшему локальному и удаленному изменению кровотока, чем 120% МТ ТМС.24. Страфелла и Паус использовали ПЭТ, чтобы показать, что префронтальная кора ТМС вызывает высвобождение дофамина в каудатное ядро ​​25 и имеет обратную активность с передней зубчатой ​​извилиной.26 Наша группа в MUSC22,27 и в группах в Шотландии28 и Австралии29 все показали, что боковая префронтальная ТМС может вызывать изменения в передней челюстной извилине и других лимбических областях у пациентов с депрессией. Исследования визуализации последовательно продемонстрировали, что ТМС, передаваемый через префронтальную кору, оказывает немедленное воздействие на важные подкорковые лимбические области. Увлекательная работа на поле в течение следующего десятилетия заключается в том, чтобы определить, отличается ли исходный эффект ТМС на коре и вторичные синаптические изменения в других регионах в зависимости от состояния настроения, корковой возбудимости и других факторов, которые могут изменить активность покоя мозга. Паро-импульсная ТМС является полезным инструментом для оценки корковой возбудимости, и есть несколько интересных результатов в отношении возбудимости при психических расстройствах30. Основным ограничением ПМС с парным импульсом является то, что он измеряет возбудимость в моторной коре, поскольку он использует вызванные двигателем потенциалы (MEP) в качестве нейробиологической конечной точки. Психиатрическое использование ТМС было бы значительно увеличено, если бы врач мог непосредственно оценить кортикальную возбудимость других областей мозга. Bohning и коллеги31 продемонстрировали осуществимость работы TMS в парном импульсе внутри fMRI-сканера, используя региональный ответ BOLD в качестве зависимой переменной. Этот метод парного импульса TMS / fMRI включает в себя парную импульсную ТМС-установку, как в клинической нейрофизиологической лаборатории, с позиционером TMS для удерживания катушки против скальпа в сканере. Исследователь также должен чередоваться с TMS с парным импульсом с получением fMRI-сканера в рамках одного события или блока. Пилотная работа включала в себя извлечение изменений кровотока под катушкой и сравнение этих изменений, вызванных ТМС, с теоретической моделью. На рисунке 21 1 показаны первые результаты этой методики. Эти предварительные данные демонстрируют осуществимость чередующихся парных импульсов TMS / fMRI. Они также демонстрируют, что может быть возможно использовать модуляцию ответа BOLD парами импульсов TMS для проверки интракортикального торможения и облегчения и исследовать связь головного мозга при более высоких разрешениях, чем у 3-секундного гемодинамического ответа. более теоретические работы с изображениями, описанные ранее, в нескольких исследованиях использовалась визуализация, чтобы попытаться понять терапевтические поведенческие эффекты, наблюдаемые со временем с помощью ТМС, особенно при депрессии. В отличие от исследований изображений с ЭСТ, которые обнаружили, что ECT отключает глобальную и региональную деятельность, 32,33 большинства исследований, использующих серийные сканирование у пациентов с депрессией, проходящих ТМС, обнаружили повышенную активность в ресницах и других лимбических регионах27. Однако, в двух исследованиях было обнаружено расходящее влияние ТМС на региональную активность у пациентов с депрессией, определяемое частотой стимуляции и исходным состоянием пациента.29,34 Для патибыло обнаружено, что высокочастотная префронтальная стимуляция <text:soft-page-break/>увеличивает активность мозга с течением времени, при этом происходит противоположное. Напротив, пациенты с фокальной гиперактивностью снижали активность во времени после хронической суточной низкочастотной стимуляции. Однако эти два небольших исследования образцов имеют многочисленные недостатки. Они одновременно показывают потенциал и сложность, связанные с вопросом о том, как использовать TMS для изменения активности в определенных цепях. Они также указывают на очевидную разницу с ЭСТ, для которой чистым эффектом захвата ЭСТ является уменьшение префронтальной и глобальной активности.32 Объединение ТМС с функциональным изображением, вероятно, по-прежнему будет важным методом для понимания психических поведенческих эффектов ТМС. Комбинированная ТМС и визуализация, вероятно, также станут важным инструментом нейронауки для исследования связи мозга.9,11,35 39 г Терапевтическое психиатрическое использование транскраниальной магнитной стимуляции Несмотря на отсутствие полного понимания патофизиологии психических расстройств и с ограниченным знания о трансляционных нейробиологических эффектах ТМС, был много энтузиазма и споров относительно ТМС как психиатрическое лечение. Быстрый запуск ТМС в клинических испытаниях, несомненно, помог длительной истории и широко распространенному использованию ЭСТ. Несмотря на большой прогресс, никто не понимает, как ЭСТ работает для лечения депрессии, 40-44, хотя он по-прежнему остается наиболее эффективным средством лечения стойкой депрессии. ТМС была немедленно принята в психиатрии как потенциально более очаговый, неконвульсивный и менее инвазивный метод ЭСТ. Исходя из этого, становится ясно, почему ТМС первоначально использовалась при депрессии, несмотря на наличие других психических расстройств с более четко определенной и более регионально сфокусированной патофизиологией, такой как обсессивно-компульсивное расстройство (ОКР). Рисунок 21-1. Метод транскраниальной магнитной стимуляции / функционального магнитного резонанса (ppTMS / fMRI) с парным импульсом. Это данные отклика на уровень кислорода в крови (BOLD) непосредственно под катушкой ТМС в моторной коре у двух испытуемых. Математическая модель, составленная из функции гемодинамического ответа, умноженной на функцию экспоненциального восстановления с независимыми амплитудными коэффициентами масштабирования (относительно интервала между стимулами [ISI] 1000 амплитуда) для разных ISI, подходила к данным и накладывалась на графики как толстая линия. Дальнейшая работа продолжается в более коротких ISI и использовании TMS по немоторным регионам. Несмотря на то, что это технически сложно, и много работы остается, ppTMS / fMRI может оказаться полезным инструментом в понимании нейробиологических эффектов ТМС и патофизиологии различных нейропсихиатрических расстройств. Терапевтическое использование ТМС в психиатрии пострадало из-за неадекватного понимания патофизиологии болезни и нейробиологического эффекта ТМС. Такие методы должны улучшить будущие терапевтические испытания ТМС в психиатрии, сделав их более информированными и сфокусированными в их гипотезах. Депрессия Хотя существуют противоречия и требуется гораздо больше работы, некоторые области мозга последовательно участвуют в патогенезе депрессии и регуляции настроения.45 52,53 К ним относятся медиальная и дорсолатеральная префронтальная кора, поясничная извилина и другие области, обычно называемые лимбическими (например, амигдала, гиппокамп, параперпокамп, перегородка, гипоталамус, лимбический таламус, инсула) и паралимбический (например, передний височный полюс, орбитофронтальная кора). Широко распространенная теория за последнее десятилетие заключалась в том, что депрессия является результатом дисрегуляции префронтальных кортикальных и лимбических областей. 50,51,54,55 В современную эпоху первые попытки использования ТМС в качестве антидепрессанта не были затронуты этим региональная нейроанатомическая литература и стимуляция были применены над вершиной.56 58 Однако, работая в рамках префронтальной корковой лимбической системы дисрегуляции, изложенной ранее, и осознавая, что теории действия ЭСТ подчеркивают роль эффектов префронтальной <text:soft-page-break/>коры, 59 из которых выполняли один из нас (MSG) первое открытое исследование префронтальной ТМС в качестве антидепрессанта в 1995 году 60, за которым сразу последовало кроссоверное двойное слепое исследование.61 Теория этой работы заключалась в том, что хроническая, частая субсудорожная стимуляция префронтальной коры в течение нескольких недель может инициировать терапевтический каскад событий в префронтальной коре и в связанных лимбических областях, тем самым облегчая симптомы депрессии.62 Функциональные исследования изображений выполняли эти первоначальные клинические испытания предполагают, что эта догадка была правильной.63 Prefrontal TMS отправляет прямую информацию в важные регионы, регулирующие настроение, такие как ресничная извилина, орбитофронтальная кора, insula и гиппокамп. Начиная с этих префронтальных исследований, современная ТМС была специально разработана как фокусный, неконвульсивный, основанный на схемах подход к терапии. TMS была задумана и запущена для перехода от функциональных нейровизуальных достижений в cЗнание ircuit к постели как фокусное, неинвазивное лечение. К сожалению, неадекватное знание патофизиологической схемы и эффектов ТМС ограничило ее использование таким образом, и требуется гораздо больше работы с точки зрения оптимального анатомического положения, параметров использования ТМС и режима дозирования. Начиная с начальных исследований, в TMS продолжался интерес к терапии антидепрессантами. Множество исследований было проведено исследователями по всему миру.64,65 В целом, нет большого спонсорства или поощрения ТМС в качестве антидепрессанта (или терапии других расстройств), а финансирование этих испытаний в основном происходит из фондов и правительства. Размеры образцов в этих испытаниях на антидепрессанты малы (всего менее 100 на пробу) по сравнению с фармацевтическими испытаниями антидепрессантов, спонсируемыми промышленностью. Подробный обзор всех этих испытаний выходит за рамки настоящего обновления. Однако большинство из более чем 20 двойных слепых рандомизированных исследований обнаружили умеренные антидепрессанты, которые занимают несколько недель. Не все исследования лечения антидепрессантами ТМС были положительными.66 Метаанализ эффекта транскраниальной магнитной стимуляции Антидепрессант Одним из способов краткого обзора области ТМС как антидепрессанта является проведение метаанализов в опубликованных исследованиях. Было проведено пять независимых метаанализов опубликованной или публичной литературы по антидепрессантам ТМС, каждая из которых несколько отличалась в приведенных статьях и статистических данных.67 71 Несмотря на различия в их методах, результаты всех пяти метаанализов одинаковы , Ежедневная префронтальная ТМС, полученная в течение нескольких недель, оказывает антидепрессанты больше, чем ложное лечение. Например, Берт и его коллеги67 изучили 23 опубликованных сравнений для контролируемых исследований префронтального антидепрессанта ТМС и обнаружили, что TMS имеет комбинированный размер эффекта 0,67, что указывает на эффект от умеренного до большого антидепрессанта. Субанализ проводили на исследованиях, непосредственно сравнивающих ТМС с ЭСТ. Размер эффекта для ТМС в этих исследованиях был больше, чем в исследованиях, сравнивающих ТМС с обманом, возможно, отражая смещение выбора субъекта. Исследователи предположили, что, возможно, TMS лучше всего работает у пациентов, которые также являются клиническими кандидатами на ЭСТ. Мета-анализ, проведенный Козелем и Джорджем69, ограничивался опубликованием двойных слепых исследований с индивидуальными данными с использованием ТМС над левой префронтальной корой. Сводный анализ с использованием всех 12 исследований, которые соответствовали критериям, показал совокупный размер эффекта 0,53 (диапазон хеджирования, 0,24-0,82) и общее количество изученных предметов - 230. Козель и Джордж69 затем использовали метод графика воронки для оценки того, в литературе есть предвзятость публикации и может ли это смещение повлиять на результаты метаанализа. [Этот метод предполагает, что при небольших исследованиях образцов существует большая <text:soft-page-break/>вероятность как ошибочных положительных, так и отрицательных результатов. По мере увеличения размера выборки размеры эффекта должны начинать сходиться, напоминая воронку.] График воронки показал, что смещение публикации является вероятным и что в литературе по антидепрессантам ТМС имеется более положительное небольшое исследование образцов, чем должно происходить случайно (Фиг.21 2). Затем эти исследователи использовали методы для определения того, насколько велика эта ошибка в публикации, чтобы изменить результаты метаанализа. Результаты отказоустойчивости показали, что должно было быть 56 незначительных неопубликованных исследований примерно такого же среднего размера выборки, как опубликованные исследования, чтобы изменить эффект кумулятивного метаанализа на незначительный результат (т. Е. 55 исследований с использованием метода Розенталя и 20 с Метод Орвина). Наиболее важный метаанализ области антидепрессанта ТМС проводился с использованием руководящих принципов, изложенных в Кокрановской библиотеке.70 Однако даже этот строгий метаанализ включал 14 исследований, подходящих для их анализа, и обнаружил, что левая префронтальная ТМС в 2 недели давала значительно большие улучшения в шкале оценки Гамильтона, чем пристыл.70 По причинам, которые не ясны, несмотря на обнаружение статистически значимого эффекта антидепрессанта через 2 недели, они заключают, что нет убедительных доказательств эффекта ТМС. Таким образом, все пять метаанализов опубликованной литературы в области ТМС согласуются с тем, что повторная ежедневная префронтальная ТМС в течение 2 недель обладает антидепрессантами, более эффективными. Рисунок 21 2 Размер участка эффекта префронтальной транскраниальной магнитной стимуляции (ТМС) в качестве антидепрессанта. Это график Форрева размеров эффекта контролируемых ложным исследованиями повторных (не менее 2 недель), ежедневных левых префронтальных ТМС для лечения депрессии. Размеры эффекта варьировались в широких пределах, причем все, кроме одного, находили эффекты значительно больше, чем притворство. Средний размер эффекта согласуется с другими антидепрессантами. (Из Козеля Ф.А., Джордж М.С. Метаанализ левой префронтальной повторной транскраниальной магнитной стимуляции [rTMS] для лечения депрессии. J Psychiatr Pract 2002, 8: 270 275.) Транскраниальная магнитная стимуляция по сравнению с электросудорожной терапией Хотя существует консенсус в отношении того, что ТМС имеет статистически значимые эффекты антидепрессантов, более важный вопрос заключается в том, являются ли эти эффекты клинически значимыми. Ранее метаанализы обсуждались с эффектом размера Коэна d 0,65, что является умеренным эффектом в том же диапазоне, что и эффекты антидепрессантов. Например, малые и средние размеры эффекта (0,31-0,40) распространены в рандомизированных контролируемых исследованиях новых антидепрессантов.72 Что касается того, имеет ли ТМС клиническое значение, важной клинической проблемой является то, будет ли ТМС клинически эффективной у пациентов, ECT. Этот вопрос был рассмотрен в серии исследований, в которых рефералы ECT были рандомизированы для получения ECT или rTMS. В первом исследовании Grunhaus и его коллеги73 сравнили 40 пациентов, которые представили лечение ЭСТ и были рандомизированы для получения ЭСТ или ТМС. ECT превосходил TMS у пациентов с психотической депрессией, но эти два лечения не были статистически различны у пациентов без психотической депрессии. Эта же группа повторила этот вывод в большей и независимой когорте с улучшенной конструкцией.74 Яникак и его коллеги75 сообщили о подобной небольшой серии, в которой обнаружена почти эквивалентность между ТМС и ЭСТ. Основными различиями между этими исследованиями и остальными контролируемыми исследованиями эффективности ТМС являются выбор пациента (подходящий для ЭСТ), длительность лечения (от 3 до 4 недель), отсутствие слепого и отсутствие фиктивного контроля .76 К сожалению, ни одно из исследований явно не измеряло различия в когнитивных побочных эффектах, хотя, по-видимому, TMS не имеет измеримых когнитивных побочных эффектов, тогда как у ECT есть несколько. В аналогичном, но слегка модифицированном дизайне Pridmore77 сообщил об <text:soft-page-break/>исследовании эффективности антидепрессантов стандартного ECT (три раза в неделю) и одного ECT в неделю, а затем TMS в другие 4 дня. Через 3 недели они обнаружили, что оба режима продуцировали подобные антидепрессанты. К сожалению, подробное нейро-психологическое тестирование не проводилось, но можно предположить, что группа ТМС и ЭСТ имела меньше когнитивных побочных эффектов, чем чистая группа ЭСТ. Израильская группа обнаружила, что частота рецидивов в течение 6 месяцев после того, как ECT или rTMS были схожи.78 В целом исследования показывают, что клинические антидепрессанты TMS находятся в диапазоне других антидепрессантов и сохраняются до тех пор, пока клинические эффекты после ЭСТ. Транскраниальная магнитная стимуляция и ответ на лишение сна. Психиатры уже много лет знают, что можно временно улучшить симптомы депрессии у пациентов с депрессией, не давая им спать всю ночь. Примерно половина всех депрессивных пациентов, которые лишены сна (SD) в течение одной ночи, сообщают о значительном улучшении настроения на следующее утро.79 К сожалению, более половины этих субъектов сразу же возвращаются к депрессии, когда им в следующий раз дают спать. Этот SD-эффект отличается скоростью реакции (большинство других антидепрессантов, включая ЭСТ, занимают от 2 до 3 недель для улучшения настроения) и потому, что можно предсказать, кто будет реагировать на SD на основе функциональной визуализации мозга, оценивая активность покоя в cingulate gyrus.80 82 В двух исследованиях изучалась взаимосвязь между лишением сна и ТМС при депрессии. Падберг и его коллеги83 изучали в открытом исследовании, может ли ответ на частичное лишение сна предсказать клинический результат лечения rTMS. Тридцать три пациента без наркотиков, страдающие от большого депрессивного эпизода, подверглись частичной депривации сна по крайней мере за 5 дней до rTMS и впоследствии получили 10 сеансов 10-Гц rTMS левой префронтальной коры. После rTMS наблюдалось значительное общее улучшение на 32% по шкале оценки Гамильтона для депрессии. Улучшение депрессии после частичного лишения сна было обратно коррелировано с улучшением после rTMS, мягко говоря, что те, кто откликнулся на ТМС, не были теми, кто отреагировал на лишение сна. При таком размере выборки это не было значительно прогнозирующим. Если бы эти результаты были реплицированы, следователь, возможно, мог бы использовать ответ до ТМС SD для уточнения тех, кто получает TMS. Подходя к этой теме с другой точки зрения, другая группа использовала контролируемый, сбалансированный параллельный дизайн для изучения того, может ли rTMS, примененная утром после частичного лишения сна (PSD), предотвратить воспаление депрессии.84 Двадцать респондентов PSD были рандомизированы получать активную или фиктивную стимуляцию в течение 4 дней после лишения сна. Активная стимуляция значительно продлевала (Р &lt;0,001) антидепрессант-эффект PSD до 4 дней. Это исследование предполагает, что rTMS может быть эффективным методом для предотвращения рецидива после улучшения депрессии после частичного SD или других антидепрессантов. Дополнительные исследования, подобные этим, необходимы, в частности, при условии, что preSD проявляет гиперактивность при прогнозировании реакции SD иисследования с множественными изображениями, показывающие, что префронтальная ТМС влияет на цингуляцию острота22,24,26,86,87 и в более долгосрочной перспективе.88 Транскраниальная магнитная стимуляция как потенциальное дополнение к другим антидепрессивным терапиям Из-за своей неинвазивности некоторые задаются вопросом, может ли ТМС в конечном счете эволюционировать в лечение, которое будет дано в дополнение к лекарствам, чтобы ускорить их начало. Это понятие было особенно популярным после первоначального отчета о эффектах антидепресса TMS, которые произошли после 1 недели.89 Эти быстрые ответы не были реплицированы, несмотря на множество попыток, и кажется, что TMS занимает не менее 2 недель и, вероятно, дольше, чтобы достичь максимального клинического Эффекты.76 Никогда не проводилось исследование, показывающее более быстрое начало действия каких-либо двух комбинированных антидепрессантов, включая ЭСТ. 90 Именно поэтому не следует проводить общую клиническую практику с комбинациями <text:soft-page-break/>антидепрессантов. Размеры образцов, необходимые для демонстрации аддитивного или синергетического эффекта ТМС поверх традиционного антидепрессанта, неизвестны, но, вероятно, это будет более 300. Тем не менее, по крайней мере две группы использовали ТМС в качестве вспомогательного лечения, причем оба не смогли найти аддитивный эффект TMS.91,92. Оба исследования были недостаточными для обнаружения даже большого и потенциально клинически значимого эффекта. OtherThorny Issues Хотя литература предполагает, что префронтальная ТМС обладает антидепрессивным эффектом, большей, чем притворство, и что величина этого эффекта по меньшей мере такая же, как и другие антидепрессанты, многие проблемы не решены. Например, неясно, как лучше всего предоставлять ТМС для лечения депрессии. Большинство, но не все, 65,93 исследования использовали фокальные катушки, расположенные над левой префронтальной корой. Пока неизвестно, лучше ли TMS над одним полушарием, чем другие, или существуют ли лучшие способы размещения катушки. По большей части катушка была установлена ​​с использованием алгоритма, основанного на правилах, для поиска префронтальной коры, которая была принята в ранних исследованиях60. Однако этот метод был неточным в конкретных префронтальных областях, стимулированных непосредственно под катушкой , в зависимости от размера головы пациента.94 Электроэнцефалографический монтаж с учетом различных размеров черепа представляется лучшим подходом. Тем не менее, неясно, какую позицию скальпа выбрать, в результате чего катушка ТМС помещается поверх основной корковой структуры. Большинство исследований стимулировали интенсивность, необходимую для движения в большом пальце (т. Е. МТ). Все больше признается, что для достижения префронтальной коры необходимы более интенсивные стимуляции, особенно у пожилых пациентов, где префронтальная атрофия может превосходить предсердную атрофию моторной коры, где измеряется порог двигателя.95 98. Появляются также новые данные о том, что ТМС-терапевтический последствия могут занять несколько недель. Следовательно, многие из первоначальных исследований, которые длились всего 1-2 недели, были, вероятно, слишком краткими, чтобы генерировать максимальные клинические эффекты антидепрессантов. Практически нет данных об использовании ТМС в качестве поддерживающего лечения при депрессии.85,99 Транскраниальная магнитная стимуляция toTreat Mania Grisaru и его коллеги в Израиле предоставили правую или левую префронтальную ТМС ряду пациентов с биполярным аффективным расстройством (BPAD), которые госпитализированы в больницу mania.100 TMS давали ежедневно в дополнение к стандартной терапии мании. Через 2 недели группа, получающая правостороннюю ТМС, значительно улучшилась, чем группа, получившая левостороннюю ТМС. Исследователи пришли к выводу, что TMS может быть полезен в качестве антиманиака. Однако, хотя испытуемые были отнесены к двум группам случайным образом, левая группа была более больной, чем группа, защищенная правами, по нескольким мерам. Исследователи не смогли воспроизвести этот антиманиальный эффект в последующем исследовании101 и предложили предположение, что антиманическим эффектом правильной префронтальной стимуляции является ухудшающийся (или антидепрессант) эффект группы, стимулированной левым префронтальным раздражением. g Текущее состояние транскраниальной магнитной стимуляции для депрессии в клинической практике ТМС является перспективным инструментом для лечения депрессии остро. Вероятно, он также может вызывать манию или гипоманию у пациентов с BPAD или восприимчивыми пациентами. Его антиманиальные свойства еще предстоит изучить. Хотя он одобрен в Канаде и Израиле в качестве лечения антидепрессантами, он по-прежнему считается расследованием в Соединенных Штатах Управлением по контролю за продуктами и лекарствами (FDA). Несмотря на то, что объем работы, демонстрирующий эффективность антидепрессантов, префронтальная ТМС не является одобренным методом лечения с точки зрения FDA. FDA обрабатывает данные от каждого производителя TMS отдельно, исключая рассмотрение метаанализов, описанных ранее. В Соединенных Штатах ведется крупномасштабная клиническая проба, разработанная <text:soft-page-break/>для одобрения FDA. Национальные институты психического здоровья (NIMH) также финансируют многопрофильное исследование. Небольшое число американских, канадских и европейских психиатровиспользуя TMS в клинической практике для лечения депрессии по их общей лицензии на практику. Обзор потенциальных механизмов антидепрессантов Как действует ТМС для улучшения депрессии? Проделанная работа показала, что префронтальная ТМС производит немедленные изменения24-352103 и более длительные 27,104,105 изменений в схемах регулирования настроения. Первоначальная гипотеза о его антидепрессивном механизме действия по-прежнему остается наиболее вероятным объяснением.22 Что остается неясным, так это то, какие конкретные префронтальные или другие места головного мозга могут быть лучшими для лечения депрессии и можно ли это определить с помощью группового алгоритма или требуется индивидуальное руководство по визуализации , Большая работа остается для понимания оптимальной стратегии дозирования антидепрессивного эффекта ТМС. Маловероятно, что комбинации интенсивности, частоты, формы катушки, местоположения скальпа, количества стимулов или стратегии дозирования (например, ежедневно, два раза в день), используемых в первом десятилетии TMS в качестве антидепрессанта, являются наиболее эффективными для лечения депрессии. 76 Непонятно, как электрическая стимуляция этих схем со временем приводит к улучшению симптомов депрессии. Трансляционный каскад событий остается неопределенным. Определение этих ответов с использованием только клинических испытаний было бы медленным и дорогостоящим процессом. Мы надеемся, что работа с TMS в моделях животных и функциональной визуализации, рассмотренная ранее, вскоре упростит эту область исследований. Некоторые данные о поведенческих доказательствах, полученные в ходе исследований, согласуются с данными функциональной визуализации, показывающими повторяющиеся незначительные изменения в схемах регулирования настроения. Szuba и его коллеги106,107 изначально обнаружили, что за каждый 20-минутный ежедневный сеанс TMS (а это больше, чем при фиктивной TMS) наблюдается тонкое, но статистически значимое улучшение самоотдачи настроения. Мы обнаружили нестациологически значимую тенденцию, подтверждающую это в независимом исследовании в биполярной депрессии.108 В более позднем клиническом исследовании это также показало109, и предположил, что эти тонкие внутрисубъектные, внутрисеансные эффекты могут предсказать возможный ответ. Эти три исследования показывают, что на каждом сеансе лечения активируется схема регулирования настроения и слегка нормализуется. Это постепенное ежедневное улучшение затем складывается в течение нескольких недель, когда появляются настоящие клинические антидепрессанты. Более того, если они важны при возможном клиническом ответе, можно было бы рассмотреть исследования дозозависимости различных параметров использования, разработанных для определения параметров, которые максимально производились с изменениями времени. Предполагалось, что параметры, которые дали наибольшие изменения в течение дня, также будут наиболее эффективными для возможного полного лечения. Существует меньше данных, позволяющих предположить, что ТМС работает над улучшением депрессии за счет активации нормальных противосудорожных регулирующих систем - широко распространенной теории антидепрессантных механизмов действия ЭСТ110. Обращающим взглядом является то, что мозг «интерпретирует» ТМС-индуцированные токи как потенциальные судороги, с последующей активацией противосудорожных каскадов, которые связаны с эффективностью антидепрессантов. В подтверждение этой гипотезы несколько исследований на животных обнаружили, что TMS обладает электросудорожным шоком (ECS) , как противосудорожное действие.111 113 Однако имеются лишь скудные доказательства того, что TMS оказывает противосудорожное действие у пациентов с депрессией. Первоначальное открытое исследование показало, что МП незначительно увеличилось в течение 2 недель TMS.114 Однако MT не всегда коррелирует с порогом судорог, и это было открытое исследование с небольшими эффектами. Уклонение оператора может влиять на определение MT, <text:soft-page-break/>особенно в отношении местоположения и угла катушки. В двойном слепом исследовании мы исследовали (и не смогли найти) существенное изменение МТ в течение курса лечения ТМС.108 Кроме того, если эффективность антидепрессанта ТМС была связана с его способностью инициировать противосудорожные каскады, Предполагается, что параметры использования ТМС, наиболее близкие к производству судорог, будут наиболее эффективными. Однако нет явного преимущества высокочастотной ТМС, 115,116, хотя это, очевидно, более вероятно, спровоцирует судороги. Для изучения этого гипотетического антидепрессивного механизма действия необходимы дальнейшая работа, возможно, использование суррогатных маркеров, таких как МР-спектроскопия - измеренная г-аминомасляная кислота (ГАМК). g Транскраниальная магнитная стимуляция как лечение других психических состояний симптомы являются привлекательными.124 ТМС исследования отрицательных симптомов шизофрении не были столь же положительными. Однодневное префронтальное исследование TMS, проведенное Nahas и его коллегами125 в MUSC, не оказало существенного влияния на отрицательные симптомы. Точно так же контролируемое клиническим испытанием, основанное на лунном канале, не смогло найти эффект лечения больше, чем приступы.126 ТМС также изучалась как возможное лечение различных нейропсихиатрических расстройств. В общем, опубликованная литература об этих условиях гораздо менее обширна, чем для ТМС в качестве антидепрессанта, и выводы о клиническом значении эффектов должны оставаться tentat до тех пор, пока не будут проведены исследования с большой выборкой. Шизофрения. Несколько исследований использовали ТМС для исследования шизофрении без последовательных повторений ранних исследований, которые усугублялись проблемами с медикаментами.117-120. Синдром шизофрении включает в себя множество различных симптомов, начиная от слуховых галлюцинаций до параноидальных мыслей до притупленных и ограниченных аффектов. Функциональная нейроанатомия этих разных симптомов проявляется иначе. Исследования ТМС-терапии при шизофрении, как правило, регистрируют пациентов с шизофренией с одним конкретным симптомом, а затем применяют ТМС в область мозга на основе групповых функциональных изображений. Лучшим примером этого является работа Хоффмана и его коллег 121, которые изучали пациентов с шизофренией с слуховыми галлюцинациями и ежедневно стимулировали их в течение нескольких недель над височной долей на низких частотах, предполагая, что они могут ингибировать патологически активный регион. Первоначальное открытое исследование показало, что два из трех пациентов сообщили о почти полном прекращении галлюцинаций в течение 2 недель после их лечения.121 Последующее исследование той же группы с использованием фиктивного состояния обнаружило улучшение галлюцинаций после ТМС над левой слуховой корой в течение 10 дней.122 Хотя независимая группа обнаружила аналогичные результаты, 123 эти захватывающие результаты нуждаются в повторении в более крупных исследованиях до окончательного принятия. Идея фокально использовать ТМС для изменения тревожных расстройств. В рандомизированном исследовании левого и правого префронтального и микоципитального стимуляции 20 Гц у 12 пациентов с ОКР Гринберг и коллеги127 обнаружили, что одно сеанс правильной префронтальной rTMS уменьшал навязчивые побуждения в течение 8 часов. Настроение также было временно улучшено, но не было никакого эффекта на беспокойство или навязчивые идеи. Используя TMS-зонды, одна и та же группа сообщила о снижении внутрикортикального торможения у пациентов с ОКР 128, что также наблюдалось у пациентов с расстройством Туретта.129 Несколько удивительно, что у пациентов с ОКР снижался порог МЭР в одном исследовании 130, не связанный с интракортикальным торможением, и который, как представляется, реплицируется (Wassermann EM, личное сообщение, 2003). Только в двух других исследованиях были рассмотрены возможные терапевтические эффекты rTMS в ОКР. Двойное слепое исследование с использованием правого префронтального медленного (1 Гц) rTMS и менее фокальной катушки не смогло найти статистически значимых эффектов, превышающих притворство.131 Напротив, <text:soft-page-break/>открытое исследование группы из 12 пациентов с ОКР, не соответствующих стандартным методам лечения, которые были рандомизированы на правое или левое префронтальное быстрое rTMS, которое обнаружило клинически значимое и устойчивое улучшение у трети пациентов.132 Дальнейшая работа - это проверка ТМС как возможного лечения ОКР. Макканн и его коллеги133 сообщили, что у двух пациентов с посттравматическим стрессовым расстройством (ПТСР) улучшилось во время открытого лечения с rTMS 1 Гц над правой лобной корой. Grisaru и associates134 аналогичным образом стимулировали 10 пациентов с ПТСР в моторной коре и обнаружили снижение беспокойства. Grisaru и коллеги также сообщили о положительном исследовании ТМС у пациентов с ПТСР (Grisaru N, личное сообщение, май 2001 г.). Необходима дальнейшая работа. Хроническая боль Периферические и центральные пути для распознавания и регулирования боли хорошо понятны по сравнению с другими психиатрическими заболеваниями. Удивительно, что ТМС не изучалось более широко как возможное лечение боли. Интересные исследования предполагают потенциальное терапевтическое использование TMS.135 Lefaucher и его коллег135, построенных на нейрохирургических исследованиях, которые обнаружили, что электрическая стимуляция моторной области может облегчить хроническую боль в лице. Они применили 20-минутную сессию порога подмотора rTMS над моторной корой при 10 Гц с использованием реальной или фиктивной катушки в серии из 14 пациентов с трудноизлечимой болью из-за таламического удара или тройничной невропатии. Они оценивали уровни боли с использованием визуальной аналоговой шкалы от 0 до 10 с первого дня до дня 12 после сеанса rTMS. Значительное снижение боли наблюдалось до 8 дней после «реального» сеанса rTMS. Непонятно, почему стимуляция двигательной области приведет к изменению сенсорной боли. Дальнейшие исследования в этой области необходимы, чтобы увидеть, будет ли этот эффект реплицироваться. Магнитная судорожная терапия Еще одно интересное развитие ТМС в психиатрии предполагает намеренное индуцирование ECT-подобных приступов с использованием катушек TMS. Обсуждение в этой главе было сосредоточено на использовании TMS для изменения функции мозга без непреднамеренного причинения судорог. ТМС на высоких частотах и ​​интенсивностях может вызвать судороги. ЭСТ производит захват посредством прямой электрической стимуляции, под наркозом, головы и черепа. Хотя ЭСТ является наиболее эффективным антидепрессантом, он имеет когнитивные побочные эффекты и не работает до половины пациентов, страдающих от резистентности. Если ТМС использовали для индуцирования приступов, подобных ЭСТ, он мог бы сосредоточиться на точке происхождения захвата и избавить некоторые области мозга от ненужного воздействия электрических токов и распространения приступов. Прямое применение электричества на кожу головы с потерей ЭСТфокальности и мощности из-за импеданса вышележащей ткани. После доказательства демонстрации концепции у приматов 136 Lisanby и его коллеги использовали улучшенное устройство, в четыре раза превышающее обычное количество зарядных модулей, чтобы индуцировать судороги у пациентов с депрессией, упомянутых для ECT.137. Дальнейшая клиническая и доклиническая работа с этой захватывающей техникой, называемой магнитным захватом терапии (MST). Первоначальное исследование безопасности показало, что изъятия MST были более короткими по продолжительности, чем приступы ECT, что пациенты пробуждались от анестезии намного быстрее и что их острые когнитивные побочные эффекты были намного меньше с MST.138. Дальнейшая работа идет, чтобы определить, обладает ли этот метод антидепрессантами , Поскольку MST вызывает приступ, ему все же требуются повторные эпизоды общей анестезии. g Заключение TMS - мощный новый инструмент стимуляции мозга, с чрезвычайно интересными исследованиями и одним подтвержденным и несколькими предполагаемыми терапевтическими психиатрическими возможностями. Несмотря на то, что ТМС явно обладает способностью взаимодействовать с подкорково-лимбическими контурами и производить немедленные, промежуточные и долгосрочные эффекты, его использование в <text:soft-page-break/>качестве терапии в психиатрии было ограничено неполным пониманием нейробиологических эффектов ТМС и лежащей в основе патофизиологии психических расстройств. Дальнейшее понимание того, как ТМС меняет функцию нейронов, особенно в зависимости от ее параметров использования, улучшит ее способность как отвечать на вопросы нейронауки, так и лечить психические заболевания. Благодарности Работа авторов с TMS частично поддерживалась исследовательскими грантами от NARSAD, Фонда Стэнли, Фонда исследований нарушений границ (BPDRF), Фонда Даны (Bohning), гранта NINDS RO1-AG40956 и Продвинутых исследований в области обороны Агентство по проектам (DARPA). Д-ра. Джордж, Нахас, Козел и Бонинг, один или в сочетании, держат несколько патентов, связанных с ТМС. Они не относятся к терапевтическим средствам TMS, а относятся к новым конструкциям машин TMS и объединению TMS с МР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im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m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3T20:24:08</meta:creation-date>
    <dc:date>2018-05-23T22:04:12</dc:date>
    <meta:editing-duration>PT1H40M4S</meta:editing-duration>
    <meta:editing-cycles>10</meta:editing-cycles>
    <meta:generator>OpenOffice/4.1.5$Unix OpenOffice.org_project/415m1$Build-9789</meta:generator>
    <meta:document-statistic meta:table-count="0" meta:image-count="0" meta:object-count="0" meta:page-count="12" meta:paragraph-count="12" meta:word-count="5605" meta:character-count="45174"/>
  </office:meta>
</office:document-meta>
</file>